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1.3847in" style:rel-column-width="13104*"/>
    </style:style>
    <style:style style:name="Table3.B" style:family="table-column">
      <style:table-column-properties style:column-width="1.0111in" style:rel-column-width="9568*"/>
    </style:style>
    <style:style style:name="Table3.C" style:family="table-column">
      <style:table-column-properties style:column-width="1.5368in" style:rel-column-width="14543*"/>
    </style:style>
    <style:style style:name="Table3.D" style:family="table-column">
      <style:table-column-properties style:column-width="1.6069in" style:rel-column-width="15207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keep-with-next="always"/>
    </style:style>
    <style:style style:name="Table4.A" style:family="table-column">
      <style:table-column-properties style:column-width="0.9118in" style:rel-column-width="8631*"/>
    </style:style>
    <style:style style:name="Table4.B" style:family="table-column">
      <style:table-column-properties style:column-width="0.7514in" style:rel-column-width="7112*"/>
    </style:style>
    <style:style style:name="Table4.I" style:family="table-column">
      <style:table-column-properties style:column-width="0.7521in" style:rel-column-width="7120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fo:keep-with-next="always"/>
    </style:style>
    <style:style style:name="Table5.A" style:family="table-column">
      <style:table-column-properties style:column-width="1.0028in" style:rel-column-width="9489*"/>
    </style:style>
    <style:style style:name="Table5.B" style:family="table-column">
      <style:table-column-properties style:column-width="0.7403in" style:rel-column-width="7005*"/>
    </style:style>
    <style:style style:name="Table5.I" style:family="table-column">
      <style:table-column-properties style:column-width="0.741in" style:rel-column-width="7011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keep-with-next="always"/>
    </style:style>
    <style:style style:name="Table6.A" style:family="table-column">
      <style:table-column-properties style:column-width="0.9118in" style:rel-column-width="8632*"/>
    </style:style>
    <style:style style:name="Table6.B" style:family="table-column">
      <style:table-column-properties style:column-width="1.2028in" style:rel-column-width="11380*"/>
    </style:style>
    <style:style style:name="Table6.F" style:family="table-column">
      <style:table-column-properties style:column-width="1.2028in" style:rel-column-width="1138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b2b2b2" officeooo:rsid="0022e8d4" officeooo:paragraph-rsid="0022e8d4"/>
    </style:style>
    <style:style style:name="P2" style:family="paragraph" style:parent-style-name="Footer">
      <style:paragraph-properties fo:text-align="end" style:justify-single-word="false"/>
      <style:text-properties fo:color="#b2b2b2" fo:font-style="italic" style:font-style-asian="italic" style:font-style-complex="italic"/>
    </style:style>
    <style:style style:name="P3" style:family="paragraph" style:parent-style-name="Text_20_body">
      <style:text-properties officeooo:rsid="00055790" officeooo:paragraph-rsid="00055790"/>
    </style:style>
    <style:style style:name="P4" style:family="paragraph" style:parent-style-name="Text_20_body">
      <style:paragraph-properties fo:text-align="justify" style:justify-single-word="false"/>
      <style:text-properties officeooo:rsid="00140203" officeooo:paragraph-rsid="00140203"/>
    </style:style>
    <style:style style:name="P5" style:family="paragraph" style:parent-style-name="Text_20_body">
      <style:text-properties officeooo:rsid="001e32f9" officeooo:paragraph-rsid="001e32f9"/>
    </style:style>
    <style:style style:name="P6" style:family="paragraph" style:parent-style-name="Text_20_body">
      <style:paragraph-properties fo:text-align="justify" style:justify-single-word="false"/>
      <style:text-properties officeooo:rsid="0022e8d4" officeooo:paragraph-rsid="0022e8d4"/>
    </style:style>
    <style:style style:name="P7" style:family="paragraph" style:parent-style-name="Text_20_body">
      <style:text-properties officeooo:rsid="002333e3" officeooo:paragraph-rsid="002333e3"/>
    </style:style>
    <style:style style:name="P8" style:family="paragraph" style:parent-style-name="Text_20_body">
      <style:text-properties officeooo:rsid="0023ca82" officeooo:paragraph-rsid="0023ca82"/>
    </style:style>
    <style:style style:name="P9" style:family="paragraph" style:parent-style-name="Text_20_body">
      <style:text-properties officeooo:rsid="0023ca82" officeooo:paragraph-rsid="002baa19"/>
    </style:style>
    <style:style style:name="P10" style:family="paragraph" style:parent-style-name="Text_20_body">
      <style:text-properties officeooo:rsid="002612cb" officeooo:paragraph-rsid="002612cb"/>
    </style:style>
    <style:style style:name="P11" style:family="paragraph" style:parent-style-name="Text_20_body">
      <style:text-properties officeooo:rsid="00296a7d" officeooo:paragraph-rsid="00296a7d"/>
    </style:style>
    <style:style style:name="P12" style:family="paragraph" style:parent-style-name="Text_20_body">
      <style:text-properties officeooo:paragraph-rsid="002baa19"/>
    </style:style>
    <style:style style:name="P13" style:family="paragraph" style:parent-style-name="Text_20_body">
      <style:text-properties officeooo:paragraph-rsid="002c620d"/>
    </style:style>
    <style:style style:name="P14" style:family="paragraph" style:parent-style-name="Text_20_body">
      <style:text-properties officeooo:rsid="002c620d" officeooo:paragraph-rsid="002c620d"/>
    </style:style>
    <style:style style:name="P15" style:family="paragraph" style:parent-style-name="Text_20_body">
      <style:text-properties officeooo:rsid="002c620d" officeooo:paragraph-rsid="002db666"/>
    </style:style>
    <style:style style:name="P16" style:family="paragraph" style:parent-style-name="Text_20_body">
      <style:text-properties officeooo:rsid="002fa7d6" officeooo:paragraph-rsid="002fa7d6"/>
    </style:style>
    <style:style style:name="P17" style:family="paragraph" style:parent-style-name="Text_20_body">
      <style:text-properties officeooo:rsid="0031f58d" officeooo:paragraph-rsid="0031f58d"/>
    </style:style>
    <style:style style:name="P18" style:family="paragraph" style:parent-style-name="Text_20_body">
      <style:text-properties officeooo:paragraph-rsid="0031f58d"/>
    </style:style>
    <style:style style:name="P19" style:family="paragraph" style:parent-style-name="Text_20_body">
      <style:text-properties officeooo:rsid="00327a4e" officeooo:paragraph-rsid="00327a4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e8d4" officeooo:paragraph-rsid="0022e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e8d4" officeooo:paragraph-rsid="0022e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ca82" officeooo:paragraph-rsid="0023ca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f635" officeooo:paragraph-rsid="0023f6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f635" officeooo:paragraph-rsid="0023f6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e8d4" officeooo:paragraph-rsid="0022e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a82" officeooo:paragraph-rsid="0023c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635" officeooo:paragraph-rsid="0023f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a19" officeooo:paragraph-rsid="002ba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b666" officeooo:paragraph-rsid="002db6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3f635" officeooo:paragraph-rsid="0023f63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5037e" officeooo:paragraph-rsid="0025037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333e3" officeooo:paragraph-rsid="002333e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333e3" officeooo:paragraph-rsid="002333e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db666" officeooo:paragraph-rsid="002db66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6" style:family="paragraph" style:parent-style-name="Table">
      <style:paragraph-properties fo:text-align="center" style:justify-single-word="false"/>
    </style:style>
    <style:style style:name="P37" style:family="paragraph" style:parent-style-name="Title">
      <style:text-properties officeooo:rsid="0022e8d4" officeooo:paragraph-rsid="0022e8d4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d19" officeooo:paragraph-rsid="0037cd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">
      <style:paragraph-properties fo:text-align="center" style:justify-single-word="false"/>
    </style:style>
    <style:style style:name="P40" style:family="paragraph" style:parent-style-name="Table">
      <style:paragraph-properties fo:text-align="center" style:justify-single-word="false" fo:break-before="page"/>
    </style:style>
    <style:style style:name="P41" style:family="paragraph" style:parent-style-name="Title">
      <style:text-properties officeooo:rsid="0022e8d4" officeooo:paragraph-rsid="0022e8d4"/>
    </style:style>
    <style:style style:name="P42" style:family="paragraph" style:parent-style-name="Heading_20_2">
      <style:text-properties officeooo:rsid="0031f58d" officeooo:paragraph-rsid="0031f58d"/>
    </style:style>
    <style:style style:name="P43" style:family="paragraph" style:parent-style-name="Heading_20_2">
      <style:text-properties officeooo:rsid="00327a4e" officeooo:paragraph-rsid="00327a4e"/>
    </style:style>
    <style:style style:name="P44" style:family="paragraph" style:parent-style-name="Heading_20_2">
      <style:text-properties officeooo:rsid="00366ff1" officeooo:paragraph-rsid="00366ff1"/>
    </style:style>
    <style:style style:name="P45" style:family="paragraph" style:parent-style-name="Heading_20_2">
      <style:text-properties officeooo:rsid="0036e893" officeooo:paragraph-rsid="0036e893"/>
    </style:style>
    <style:style style:name="P46" style:family="paragraph" style:parent-style-name="Heading_20_1">
      <style:text-properties officeooo:rsid="000c22a0" officeooo:paragraph-rsid="000c22a0"/>
    </style:style>
    <style:style style:name="P47" style:family="paragraph" style:parent-style-name="Heading_20_1">
      <style:text-properties officeooo:rsid="0025037e" officeooo:paragraph-rsid="0025037e"/>
    </style:style>
    <style:style style:name="P48" style:family="paragraph" style:parent-style-name="Heading_20_1">
      <style:text-properties officeooo:rsid="0031f58d" officeooo:paragraph-rsid="0031f58d"/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text-align="center" style:justify-single-word="false"/>
      <style:text-properties officeooo:rsid="003547df" officeooo:paragraph-rsid="00366ff1"/>
    </style:style>
    <style:style style:name="P52" style:family="paragraph" style:parent-style-name="Standard">
      <style:paragraph-properties fo:text-align="center" style:justify-single-word="false"/>
      <style:text-properties officeooo:rsid="0026006e" officeooo:paragraph-rsid="00366ff1"/>
    </style:style>
    <style:style style:name="P53" style:family="paragraph" style:parent-style-name="Standard">
      <style:paragraph-properties fo:text-align="center" style:justify-single-word="false"/>
      <style:text-properties officeooo:rsid="002333e3" officeooo:paragraph-rsid="00366ff1"/>
    </style:style>
    <style:style style:name="P54" style:family="paragraph" style:parent-style-name="Standard">
      <style:paragraph-properties fo:text-align="center" style:justify-single-word="false"/>
      <style:text-properties officeooo:rsid="00275071" officeooo:paragraph-rsid="00366ff1"/>
    </style:style>
    <style:style style:name="P55" style:family="paragraph" style:parent-style-name="Standard">
      <style:paragraph-properties fo:text-align="center" style:justify-single-word="false"/>
      <style:text-properties officeooo:rsid="00327a4e" officeooo:paragraph-rsid="00366ff1"/>
    </style:style>
    <style:style style:name="P56" style:family="paragraph" style:parent-style-name="Standard">
      <style:paragraph-properties fo:text-align="center" style:justify-single-word="false"/>
      <style:text-properties officeooo:rsid="0031f58d" officeooo:paragraph-rsid="00366ff1"/>
    </style:style>
    <style:style style:name="P57" style:family="paragraph" style:parent-style-name="Standard">
      <style:text-properties officeooo:paragraph-rsid="00366ff1"/>
    </style:style>
    <style:style style:name="P58" style:family="paragraph" style:parent-style-name="Standard">
      <style:paragraph-properties fo:text-align="center" style:justify-single-word="false"/>
      <style:text-properties officeooo:paragraph-rsid="00366ff1"/>
    </style:style>
    <style:style style:name="P59" style:family="paragraph" style:parent-style-name="Standard">
      <style:paragraph-properties fo:text-align="justify" style:justify-single-word="false"/>
      <style:text-properties officeooo:rsid="002baa19" officeooo:paragraph-rsid="00366ff1"/>
    </style:style>
    <style:style style:name="P60" style:family="paragraph" style:parent-style-name="Standard">
      <style:paragraph-properties fo:text-align="center" style:justify-single-word="false"/>
      <style:text-properties officeooo:rsid="002baa19" officeooo:paragraph-rsid="00366ff1"/>
    </style:style>
    <style:style style:name="P61" style:family="paragraph" style:parent-style-name="Standard">
      <style:paragraph-properties fo:text-align="center" style:justify-single-word="false" fo:break-before="page"/>
      <style:text-properties officeooo:rsid="00327a4e" officeooo:paragraph-rsid="00366ff1"/>
    </style:style>
    <style:style style:name="P62" style:family="paragraph" style:parent-style-name="Text_20_body" style:list-style-name="L1">
      <style:text-properties officeooo:rsid="00296a7d" officeooo:paragraph-rsid="00296a7d"/>
    </style:style>
    <style:style style:name="P63" style:family="paragraph" style:parent-style-name="Text_20_body" style:list-style-name="L1">
      <style:text-properties officeooo:rsid="002baa19" officeooo:paragraph-rsid="002baa19"/>
    </style:style>
    <style:style style:name="P64" style:family="paragraph" style:parent-style-name="Text_20_body">
      <style:text-properties officeooo:rsid="002baa19" officeooo:paragraph-rsid="002c620d"/>
    </style:style>
    <style:style style:name="P65" style:family="paragraph" style:parent-style-name="Text_20_body">
      <style:paragraph-properties fo:text-align="justify" style:justify-single-word="false"/>
      <style:text-properties officeooo:rsid="002baa19" officeooo:paragraph-rsid="00366ff1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rsid="0022e8d4" officeooo:paragraph-rsid="0022e8d4"/>
    </style:style>
    <style:style style:name="P67" style:family="paragraph" style:parent-style-name="Text_20_body" style:list-style-name="L2">
      <style:paragraph-properties fo:text-align="justify" style:justify-single-word="false"/>
      <style:text-properties officeooo:rsid="002333e3" officeooo:paragraph-rsid="002333e3"/>
    </style:style>
    <style:style style:name="P68" style:family="paragraph" style:parent-style-name="Text_20_body">
      <style:text-properties officeooo:rsid="002333e3" officeooo:paragraph-rsid="002333e3"/>
    </style:style>
    <style:style style:name="P69" style:family="paragraph" style:parent-style-name="Text_20_body" style:list-style-name="L3">
      <style:text-properties officeooo:paragraph-rsid="002c620d"/>
    </style:style>
    <style:style style:name="P70" style:family="paragraph" style:parent-style-name="Text_20_body" style:list-style-name="L3">
      <style:text-properties officeooo:rsid="00140203" officeooo:paragraph-rsid="002c620d"/>
    </style:style>
    <style:style style:name="P71" style:family="paragraph" style:parent-style-name="Text_20_body" style:list-style-name="L3">
      <style:text-properties officeooo:rsid="002c620d" officeooo:paragraph-rsid="002c620d"/>
    </style:style>
    <style:style style:name="P72" style:family="paragraph" style:parent-style-name="Text_20_body" style:list-style-name="L4">
      <style:text-properties officeooo:rsid="0031f58d" officeooo:paragraph-rsid="0031f58d"/>
    </style:style>
    <style:style style:name="P73" style:family="paragraph" style:parent-style-name="Text_20_body">
      <style:text-properties officeooo:rsid="0031f58d" officeooo:paragraph-rsid="0031f58d"/>
    </style:style>
    <style:style style:name="P74" style:family="paragraph" style:parent-style-name="Text_20_body" style:list-style-name="L1">
      <style:text-properties officeooo:rsid="003547df" officeooo:paragraph-rsid="003547df"/>
    </style:style>
    <style:style style:name="P75" style:family="paragraph" style:parent-style-name="Text_20_body">
      <style:text-properties officeooo:rsid="003547df" officeooo:paragraph-rsid="003547df"/>
    </style:style>
    <style:style style:name="P76" style:family="paragraph" style:parent-style-name="Text_20_body" style:list-style-name="L5">
      <style:text-properties officeooo:rsid="003547df" officeooo:paragraph-rsid="003547df"/>
    </style:style>
    <style:style style:name="P77" style:family="paragraph" style:parent-style-name="Text_20_body">
      <style:text-properties officeooo:rsid="0026006e" officeooo:paragraph-rsid="0026006e"/>
    </style:style>
    <style:style style:name="P78" style:family="paragraph" style:parent-style-name="Text_20_body">
      <style:text-properties officeooo:rsid="00275071" officeooo:paragraph-rsid="00275071"/>
    </style:style>
    <style:style style:name="P79" style:family="paragraph" style:parent-style-name="Text_20_body">
      <style:text-properties officeooo:rsid="00327a4e" officeooo:paragraph-rsid="00327a4e"/>
    </style:style>
    <style:style style:name="P80" style:family="paragraph" style:parent-style-name="Text_20_body">
      <style:text-properties officeooo:paragraph-rsid="0031f58d"/>
    </style:style>
    <style:style style:name="P81" style:family="paragraph" style:parent-style-name="Text_20_body">
      <style:text-properties officeooo:rsid="00366ff1" officeooo:paragraph-rsid="00366ff1"/>
    </style:style>
    <style:style style:name="P82" style:family="paragraph" style:parent-style-name="Text_20_body">
      <style:text-properties officeooo:rsid="0036e893" officeooo:paragraph-rsid="0036e893"/>
    </style:style>
    <style:style style:name="P83" style:family="paragraph" style:parent-style-name="Text_20_body">
      <style:paragraph-properties fo:text-align="center" style:justify-single-word="false"/>
      <style:text-properties fo:font-style="italic" officeooo:rsid="0037cd19" officeooo:paragraph-rsid="0037cd19" style:font-style-asian="italic" style:font-style-complex="italic"/>
    </style:style>
    <style:style style:name="P84" style:family="paragraph" style:parent-style-name="Text_20_body">
      <style:text-properties officeooo:rsid="0037cd19" officeooo:paragraph-rsid="0037cd19"/>
    </style:style>
    <style:style style:name="P85" style:family="paragraph" style:parent-style-name="Text_20_body">
      <style:paragraph-properties fo:break-before="page"/>
      <style:text-properties officeooo:rsid="002333e3" officeooo:paragraph-rsid="002333e3"/>
    </style:style>
    <style:style style:name="P86" style:family="paragraph">
      <loext:graphic-properties draw:fill-color="#999999"/>
      <style:paragraph-properties fo:text-align="center"/>
    </style:style>
    <style:style style:name="T1" style:family="text">
      <style:text-properties officeooo:rsid="00187160"/>
    </style:style>
    <style:style style:name="T2" style:family="text">
      <style:text-properties officeooo:rsid="002333e3"/>
    </style:style>
    <style:style style:name="T3" style:family="text">
      <style:text-properties officeooo:rsid="0023ca82"/>
    </style:style>
    <style:style style:name="T4" style:family="text">
      <style:text-properties officeooo:rsid="0023f635"/>
    </style:style>
    <style:style style:name="T5" style:family="text">
      <style:text-properties officeooo:rsid="0025037e"/>
    </style:style>
    <style:style style:name="T6" style:family="text">
      <style:text-properties officeooo:rsid="0026006e"/>
    </style:style>
    <style:style style:name="T7" style:family="text">
      <style:text-properties officeooo:rsid="0028f356"/>
    </style:style>
    <style:style style:name="T8" style:family="text">
      <style:text-properties officeooo:rsid="002baa1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baa19" style:font-weight-asian="bold" style:font-weight-complex="bold"/>
    </style:style>
    <style:style style:name="T11" style:family="text">
      <style:text-properties fo:font-weight="bold" officeooo:rsid="00187160" style:font-weight-asian="bold" style:font-weight-complex="bold"/>
    </style:style>
    <style:style style:name="T12" style:family="text">
      <style:text-properties fo:font-weight="bold" officeooo:rsid="0025037e" style:font-weight-asian="bold" style:font-weight-complex="bold"/>
    </style:style>
    <style:style style:name="T13" style:family="text">
      <style:text-properties fo:font-weight="bold" officeooo:rsid="002db666" style:font-weight-asian="bold" style:font-weight-complex="bold"/>
    </style:style>
    <style:style style:name="T14" style:family="text">
      <style:text-properties officeooo:rsid="002c620d"/>
    </style:style>
    <style:style style:name="T15" style:family="text">
      <style:text-properties officeooo:rsid="00140203"/>
    </style:style>
    <style:style style:name="T16" style:family="text">
      <style:text-properties officeooo:rsid="002db666"/>
    </style:style>
    <style:style style:name="T17" style:family="text">
      <style:text-properties officeooo:rsid="003089be"/>
    </style:style>
    <style:style style:name="T18" style:family="text">
      <style:text-properties officeooo:rsid="0031f58d"/>
    </style:style>
    <style:style style:name="T19" style:family="text">
      <style:text-properties officeooo:rsid="00339f88"/>
    </style:style>
    <style:style style:name="T20" style:family="text">
      <style:text-properties officeooo:rsid="003547df"/>
    </style:style>
    <style:style style:name="T21" style:family="text">
      <style:text-properties officeooo:rsid="000c22a0"/>
    </style:style>
    <style:style style:name="T22" style:family="text">
      <style:text-properties officeooo:rsid="00366ff1"/>
    </style:style>
    <style:style style:name="T23" style:family="text">
      <style:text-properties officeooo:rsid="0036e893"/>
    </style:style>
    <style:style style:name="T24" style:family="text">
      <style:text-properties officeooo:rsid="0037cd1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666666" draw:marker-start-width="0.1984in" draw:marker-end-width="0.1984in" draw:fill-color="#9999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top" style:vertical-rel="text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E2-A <text:span text:style-name="T24">High-Speed</text:span> Strobe</text:p>
      <text:p text:style-name="P37">User Manual</text:p>
      <text:p text:style-name="P83">Tyler Gerritsen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_Toc865_1275007388" text:style-name="Index_20_Link" text:visited-style-name="Index_20_Link">Description<text:tab/>1</text:a></text:p>
          <text:p text:style-name="P49"><text:a xlink:type="simple" xlink:href="#__RefHeading___Toc689_3861670923" text:style-name="Index_20_Link" text:visited-style-name="Index_20_Link">Working Principle<text:tab/>1</text:a></text:p>
          <text:p text:style-name="P49"><text:a xlink:type="simple" xlink:href="#__RefHeading___Toc691_3861670923" text:style-name="Index_20_Link" text:visited-style-name="Index_20_Link">Advantages<text:tab/>2</text:a></text:p>
          <text:p text:style-name="P49"><text:a xlink:type="simple" xlink:href="#__RefHeading___Toc693_3861670923" text:style-name="Index_20_Link" text:visited-style-name="Index_20_Link">Disadvantages<text:tab/>2</text:a></text:p>
          <text:p text:style-name="P50"><text:a xlink:type="simple" xlink:href="#__RefHeading___Toc867_1275007388" text:style-name="Index_20_Link" text:visited-style-name="Index_20_Link">Caution<text:tab/>2</text:a></text:p>
          <text:p text:style-name="P50"><text:a xlink:type="simple" xlink:href="#__RefHeading___Toc869_1275007388" text:style-name="Index_20_Link" text:visited-style-name="Index_20_Link">User Interface<text:tab/>3</text:a></text:p>
          <text:p text:style-name="P50"><text:a xlink:type="simple" xlink:href="#__RefHeading___Toc871_1275007388" text:style-name="Index_20_Link" text:visited-style-name="Index_20_Link">Strobe Settings<text:tab/>3</text:a></text:p>
          <text:p text:style-name="P49"><text:a xlink:type="simple" xlink:href="#__RefHeading___Toc910_1275007388" text:style-name="Index_20_Link" text:visited-style-name="Index_20_Link">Settings Screens<text:tab/>3</text:a></text:p>
          <text:p text:style-name="P49"><text:a xlink:type="simple" xlink:href="#__RefHeading___Toc873_1275007388" text:style-name="Index_20_Link" text:visited-style-name="Index_20_Link">Multi-Strobe Limitations<text:tab/>4</text:a></text:p>
          <text:p text:style-name="P50"><text:a xlink:type="simple" xlink:href="#__RefHeading___Toc875_1275007388" text:style-name="Index_20_Link" text:visited-style-name="Index_20_Link">Arming &amp; Triggering<text:tab/>5</text:a></text:p>
          <text:p text:style-name="P49"><text:a xlink:type="simple" xlink:href="#__RefHeading___Toc877_1275007388" text:style-name="Index_20_Link" text:visited-style-name="Index_20_Link">Arming<text:tab/>5</text:a></text:p>
          <text:p text:style-name="P49"><text:a xlink:type="simple" xlink:href="#__RefHeading___Toc879_1275007388" text:style-name="Index_20_Link" text:visited-style-name="Index_20_Link">Triggering<text:tab/>6</text:a></text:p>
          <text:p text:style-name="P50"><text:a xlink:type="simple" xlink:href="#__RefHeading___Toc881_1275007388" text:style-name="Index_20_Link" text:visited-style-name="Index_20_Link">System Settings<text:tab/>6</text:a></text:p>
          <text:p text:style-name="P49"><text:a xlink:type="simple" xlink:href="#__RefHeading___Toc883_1275007388" text:style-name="Index_20_Link" text:visited-style-name="Index_20_Link">Settings Menu<text:tab/>6</text:a></text:p>
          <text:p text:style-name="P49"><text:a xlink:type="simple" xlink:href="#__RefHeading___Toc885_1275007388" text:style-name="Index_20_Link" text:visited-style-name="Index_20_Link">Status<text:tab/>7</text:a></text:p>
          <text:p text:style-name="P50"><text:a xlink:type="simple" xlink:href="#__RefHeading___Toc887_1275007388" text:style-name="Index_20_Link" text:visited-style-name="Index_20_Link">Specifications<text:tab/>7</text:a></text:p>
          <text:p text:style-name="P50"><text:a xlink:type="simple" xlink:href="#__RefHeading___Toc889_1275007388" text:style-name="Index_20_Link" text:visited-style-name="Index_20_Link">License<text:tab/>7</text:a></text:p>
          <text:p text:style-name="P50"><text:a xlink:type="simple" xlink:href="#__RefHeading___Toc891_1275007388" text:style-name="Index_20_Link" text:visited-style-name="Index_20_Link">Changelog<text:tab/>8</text:a></text:p>
        </text:index-body>
      </text:table-of-content>
      <text:p text:style-name="P57"/>
      <text:p text:style-name="P58"><text:span text:style-name="T21"><draw:line text:anchor-type="as-char" draw:z-index="7" draw:name="Shape1" draw:style-name="gr1" draw:text-style-name="P86" svg:x2="6.0201in" svg:y2="0in"><text:p/></draw:line></text:span></text:p>
      <text:h text:style-name="P46" text:outline-level="1"><text:bookmark-start text:name="__RefHeading___Toc865_1275007388"/>Description<text:bookmark-end text:name="__RefHeading___Toc865_1275007388"/></text:h>
      <text:h text:style-name="P44" text:outline-level="2"><text:bookmark-start text:name="__RefHeading___Toc689_3861670923"/>Working Principle<text:bookmark-end text:name="__RefHeading___Toc689_3861670923"/></text:h>
      <text:p text:style-name="P81">The E2-A is an LED-based photographic <text:span text:style-name="T23">strobe which can produce strobes lasting from 500 nanoseconds to 4 microseconds. <text:s/>In order to create sufficient exposure (total light) in such a short amount of time, 12 high-powered CREE COB LED’s are used. <text:s/>The LED’s were selected for maximum brightness given their cost. <text:s/>The LED’s are driven at currents many times higher than their rated current, resulting in significantly higher light output than rated by the manufacturer.</text:span></text:p>
      <text:h text:style-name="Heading_20_2" text:outline-level="2"><text:bookmark-start text:name="__RefHeading___Toc691_3861670923"/><text:soft-page-break/>Advantages<text:bookmark-end text:name="__RefHeading___Toc691_3861670923"/></text:h>
      <text:p text:style-name="P65"><text:span text:style-name="T22">Typical xenon flashtube-based strobes (‘Speedlight’ flashes) are designed for typical photographic applications such as sports, portrait, or macro photography. <text:s/>When attempting to image high-speed subjects (such as a bullet), the duration of the light is far too long to ‘freeze’ the subject. <text:s/>The E2-A is a ‘high-speed’ strobe designed to produce extremely short bursts of light which results in much sharper images with less motion blur.</text:span></text:p>
      <text:p text:style-name="P65"><text:span text:style-name="T22">In addition to the prolonged flash duration, the ramp-up and ramp-down characteristics of the flashtube are not ideal. <text:s/>The image is exposed in a non-uniform manner, resulting in difficulty identifying the leading and trailing edges of the subject. <text:s/>The E2-A’s LED’s ramp up and down rapidly (about 200 nanoseconds) which prevents the faded edges.</text:span></text:p>
      <text:p text:style-name="P65"><text:span text:style-name="T22">Finally, the E2-A’s response time to a trigger input is orders of magnitude faster than a standard photographic flash. <text:s/>This simplifies the trigger timing for imaging high-speed objects at a particular position. </text:span></text:p>
      <text:h text:style-name="P45" text:outline-level="2"><text:bookmark-start text:name="__RefHeading___Toc693_3861670923"/>Disadvantages<text:bookmark-end text:name="__RefHeading___Toc693_3861670923"/></text:h>
      <text:p text:style-name="P82">Because the exposure duration is incredibly short, the resulting image exposure is less than that produced by a typical flashtube strobe (even at its lowest power). <text:s/>Compensation for the reduced exposure can include adjustment of camera settings (aperture and ISO), changing the lighting setup (moving the flash closer to the subject), and using a reflector to focus the flash’s output.</text:p>
      <text:p text:style-name="P82">The LED current has been carefully selected by destructively testing numerous LED’s. <text:s/>Multiple factors can result in LED failure including maximum current draw, strobe duration, and turn-on and turn-off current rates and profiles. <text:s/>While the E2-A has a design factor which provides a significant margin of safety, the use of LED’s so far above their rated current can always pose the danger of damage to the LED’s. <text:s/>Early failures are identified during the quality control protocol which involves several thousand strobes. <text:s/>If damage has not yet occurred, the LED’s are expected to last at least one hundred-thousand strobes.</text:p>
      <text:p text:style-name="P59"/>
      <text:p text:style-name="P60"><draw:line text:anchor-type="as-char" draw:z-index="8" draw:name="Shape1" draw:style-name="gr1" draw:text-style-name="P86" svg:x2="6.0201in" svg:y2="0in"><text:p/></draw:line></text:p>
      <text:h text:style-name="Heading_20_1" text:outline-level="1"><text:bookmark-start text:name="__RefHeading___Toc867_1275007388"/>Caution<text:bookmark-end text:name="__RefHeading___Toc867_1275007388"/></text:h>
      <text:p text:style-name="P11">The strobe contains capacitors which are charged to a dangerous voltage.</text:p>
      <text:list xml:id="list825852598" text:style-name="L1">
        <text:list-item>
          <text:p text:style-name="P62">Do not disassemble the <text:span text:style-name="T8">strobe</text:span></text:p>
        </text:list-item>
        <text:list-item>
          <text:p text:style-name="P62">If disassembly is absolutely necessary, remove the batteries prior to doing so</text:p>
        </text:list-item>
        <text:list-item>
          <text:p text:style-name="P63">Keep the strobe dry</text:p>
        </text:list-item>
      </text:list>
      <text:p text:style-name="P75"><text:soft-page-break/>The strobe is equipped with a small amount of input protection on the trigger circuit.</text:p>
      <text:list xml:id="list4128499074" text:style-name="L5">
        <text:list-item>
          <text:p text:style-name="P76">It is recommended not to apply a voltage to the trigger input. <text:s/>A switch or transistor can be used to transmit a trigger signal. <text:s/>When using an Arduino or other development board to trigger the flash, simply toggle the GPIO pin from tri-state (INPUT) to sinking (OUTPUT LOW) to transmit the trigger signal.</text:p>
        </text:list-item>
      </text:list>
      <text:list xml:id="list212747867198812" text:continue-list="list825852598" text:style-name="L1">
        <text:list-item>
          <text:p text:style-name="P74">If applying a voltage is necessary, then do not apply a reverse voltage to the trigger input. <text:s/>The 3.5mm connector tip MUST be postivie relative to the base. <text:s/>Do not apply more than 5V to the trigger.</text:p>
        </text:list-item>
      </text:list>
      <text:p text:style-name="P75"/>
      <text:p text:style-name="P51"><draw:line text:anchor-type="as-char" draw:z-index="0" draw:name="Shape1" draw:style-name="gr1" draw:text-style-name="P86" svg:x2="6.0201in" svg:y2="0in"><text:p/></draw:line></text:p>
      <text:h text:style-name="P47" text:outline-level="1"><text:bookmark-start text:name="__RefHeading___Toc869_1275007388"/>User Interface<text:bookmark-end text:name="__RefHeading___Toc869_1275007388"/></text:h>
      <text:p text:style-name="P12">The strobe is equipped with a simple user interface consisting of a display, encoder (dial), and audio <text:span text:style-name="T20">element</text:span>.</text:p>
      <text:p text:style-name="P12"><text:span text:style-name="T5">The display is always on unless the unit is turned off or is in a </text:span><text:span text:style-name="T12">FULLY ARMED</text:span><text:span text:style-name="T5"> state, at which point it turns off to prevent unintended image exposure. <text:s/>After a strobe, the display will stay on for one second or until the trigger signal is released, whichever is longer.</text:span></text:p>
      <text:p text:style-name="P12"><text:span text:style-name="T5">The encoder can be turned to adjust a setting. <text:s/>It can also be depressed to change menu screens. A short-press of the encoder will cycle to the next menu screen, and a long-hold will cycle between the </text:span><text:span text:style-name="T12">READY TO ARM</text:span><text:span text:style-name="T5"> and </text:span><text:span text:style-name="T12">FULLY ARMED</text:span><text:span text:style-name="T5"> states (described below).</text:span></text:p>
      <text:p text:style-name="P77">The <text:span text:style-name="T16">battery voltage is displayed on the bottom of the screen. <text:s/>The</text:span> LED anode voltage <text:span text:style-name="T16">is also displayed</text:span> <text:span text:style-name="T8">when the strobe is charged</text:span>. <text:s/>A flashing battery voltage indicates that the battery voltage is too low for operation.</text:p>
      <text:p text:style-name="P77"/>
      <text:p text:style-name="P52"><draw:line text:anchor-type="as-char" draw:z-index="1" draw:name="Shape1" draw:style-name="gr1" draw:text-style-name="P86" svg:x2="6.0201in" svg:y2="0in"><text:p/></draw:line></text:p>
      <text:h text:style-name="Heading_20_1" text:outline-level="1"><text:bookmark-start text:name="__RefHeading___Toc871_1275007388"/><text:span text:style-name="T19">Strobe </text:span>Settings<text:bookmark-end text:name="__RefHeading___Toc871_1275007388"/></text:h>
      <text:h text:style-name="Heading_20_2" text:outline-level="2"><text:bookmark-start text:name="__RefHeading___Toc910_1275007388"/>Settings Screens<text:bookmark-end text:name="__RefHeading___Toc910_1275007388"/></text:h>
      <text:p text:style-name="P6">The E2-A has five menu screens. <text:s/><text:span text:style-name="T16">Following</text:span> is a summary of the menu screens, the allowable values, and how to navigate between screen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21">Menu Screen</text:p>
          </table:table-cell>
          <table:table-cell table:style-name="Table3.A1" office:value-type="string">
            <text:p text:style-name="P21">Values</text:p>
          </table:table-cell>
          <table:table-cell table:style-name="Table3.A1" office:value-type="string">
            <text:p text:style-name="P20">Short Button Press</text:p>
          </table:table-cell>
          <table:table-cell table:style-name="Table3.A1" office:value-type="string">
            <text:p text:style-name="P20">Long Button Press</text:p>
          </table:table-cell>
          <table:table-cell table:style-name="Table3.E1" office:value-type="string">
            <text:p text:style-name="P22">Trigger Input</text:p>
          </table:table-cell>
        </table:table-row>
        <table:table-row>
          <table:table-cell table:style-name="Table3.A2" office:value-type="string">
            <text:p text:style-name="P25">Strobe Duration</text:p>
          </table:table-cell>
          <table:table-cell table:style-name="Table3.A2" office:value-type="string">
            <text:p text:style-name="P25">0.5, 1.0, 2.0, 4.0 us</text:p>
          </table:table-cell>
          <table:table-cell table:style-name="Table3.A2" office:value-type="string">
            <text:p text:style-name="P25"><text:span text:style-name="T24">Multi-</text:span>Strobe Screen</text:p>
          </table:table-cell>
          <table:table-cell table:style-name="Table3.A2" table:number-rows-spanned="4" office:value-type="string">
            <text:p text:style-name="P29">READY TO ARM</text:p>
          </table:table-cell>
          <table:table-cell table:style-name="Table3.E2" table:number-rows-spanned="4" office:value-type="string">
            <text:p text:style-name="P26">-</text:p>
          </table:table-cell>
        </table:table-row>
        <table:table-row>
          <table:table-cell table:style-name="Table3.A2" office:value-type="string">
            <text:p text:style-name="P30">Multi-Strobe</text:p>
          </table:table-cell>
          <table:table-cell table:style-name="Table3.A2" office:value-type="string">
            <text:p text:style-name="P25">1x - 6x</text:p>
          </table:table-cell>
          <table:table-cell table:style-name="Table3.A2" office:value-type="string">
            <text:p text:style-name="P25"><text:span text:style-name="T8">Strobe Rate </text:span>Scre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0">Strobe Rate</text:p>
          </table:table-cell>
          <table:table-cell table:style-name="Table3.A2" office:value-type="string">
            <text:p text:style-name="P25">250 us – 2,000 us</text:p>
          </table:table-cell>
          <table:table-cell table:style-name="Table3.A2" office:value-type="string">
            <text:p text:style-name="P25">Initial Delay Scre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Initial Delay</text:p>
          </table:table-cell>
          <table:table-cell table:style-name="Table3.A2" office:value-type="string">
            <text:p text:style-name="P25">0 – 9,999 ms</text:p>
          </table:table-cell>
          <table:table-cell table:style-name="Table3.A2" table:number-rows-spanned="2" office:value-type="string">
            <text:p text:style-name="P25">Strobe Duration Scre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8">READY TO ARM</text:p>
          </table:table-cell>
          <table:table-cell table:style-name="Table3.A2" office:value-type="string">
            <text:p text:style-name="P26">-</text:p>
          </table:table-cell>
          <table:covered-table-cell/>
          <table:table-cell table:style-name="Table3.A2" office:value-type="string">
            <text:p text:style-name="P25">FULLY ARMED</text:p>
          </table:table-cell>
          <table:table-cell table:style-name="Table3.E2" office:value-type="string">
            <text:p text:style-name="P27">FULLY ARMED</text:p>
          </table:table-cell>
        </table:table-row>
      </table:table>
      <text:p text:style-name="P36">Table <text:sequence text:ref-name="refTable0" text:name="Table" text:formula="ooow:Table+1" style:num-format="1">1</text:sequence>: Menu Screens</text:p>
      <text:p text:style-name="P6">Following are summaries of the settings and how operation is affected.</text:p>
      <text:list xml:id="list4221732993" text:style-name="L2">
        <text:list-item>
          <text:p text:style-name="P66"><text:span text:style-name="T9">Strobe Duration</text:span> – The total illumination time of each individual strobe. <text:s/>Note that a shorter strobe duration will result in less motion blur and lower exposure. <text:s/>Each strobe duration setting produces one stop more or less light than the next (0.5 us produces one stop less light than 1.0 us, etc.)</text:p>
        </text:list-item>
        <text:list-item>
          <text:p text:style-name="P66"><text:span text:style-name="T13">Multi-Strobe</text:span> – The number of consecutive strobes per trigger. <text:s/><text:span text:style-name="T2">Default is a single strobe. <text:s/>If a single strobe is selected, then the Strobe Rate screen is not available.</text:span></text:p>
        </text:list-item>
        <text:list-item>
          <text:p text:style-name="P67"><text:span text:style-name="T10">Strobe Rate</text:span> – The time between the start of one strobe to the start of the next strobe. IE., if a 4.0 us strobe duration is set with 250 us between strobes, the second strobe will start 246 us after the first ends.</text:p>
        </text:list-item>
        <text:list-item>
          <text:p text:style-name="P67"><text:span text:style-name="T9">Initial Delay</text:span> – The time delay <text:span text:style-name="T8">(in milliseconds) </text:span>between the trigger signal and the first strobe.</text:p>
        </text:list-item>
      </text:list>
      <text:h text:style-name="Heading_20_2" text:outline-level="2"><text:bookmark-start text:name="__RefHeading___Toc873_1275007388"/>Multi-Strobe Limitations<text:bookmark-end text:name="__RefHeading___Toc873_1275007388"/></text:h>
      <text:p text:style-name="P7">The <text:span text:style-name="T3">strobe</text:span> was designed to overdrive the LED’s significantly in order to achieve the exposure level in an extremely short period of time. <text:s/>Single strobes do not damage the LED as the duration of the strobe is too short to generate damaging levels of heat. <text:s/>Multi-strobes can also be performed without damaging the LED, but limitations have been installed to prevent excessive strobing which can eventually lead to LED damage.</text:p>
      <text:p text:style-name="P7">The following <text:span text:style-name="T4">three tables describe the multi-strobe limitations. <text:s/>All three tables contain the same information but are presented differently.</text:span></text:p>
      <text:p text:style-name="P85"/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row>
          <table:table-cell table:style-name="Table4.A1" table:number-rows-spanned="2" office:value-type="string">
            <text:p text:style-name="P31">Strobe Duration</text:p>
          </table:table-cell>
          <table:table-cell table:style-name="Table4.B1" table:number-columns-spanned="8" office:value-type="string">
            <text:p text:style-name="P35">Strobe R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33">250 us</text:p>
          </table:table-cell>
          <table:table-cell table:style-name="Table4.B2" office:value-type="string">
            <text:p text:style-name="P33">500 us</text:p>
          </table:table-cell>
          <table:table-cell table:style-name="Table4.B2" office:value-type="string">
            <text:p text:style-name="P33">750 us</text:p>
          </table:table-cell>
          <table:table-cell table:style-name="Table4.B2" office:value-type="string">
            <text:p text:style-name="P33">1,000 us</text:p>
          </table:table-cell>
          <table:table-cell table:style-name="Table4.B2" office:value-type="string">
            <text:p text:style-name="P33">1,250 us</text:p>
          </table:table-cell>
          <table:table-cell table:style-name="Table4.B2" office:value-type="string">
            <text:p text:style-name="P33">1,500 us</text:p>
          </table:table-cell>
          <table:table-cell table:style-name="Table4.B2" office:value-type="string">
            <text:p text:style-name="P33">1,750 us</text:p>
          </table:table-cell>
          <table:table-cell table:style-name="Table4.I2" office:value-type="string">
            <text:p text:style-name="P33">2,000 us</text:p>
          </table:table-cell>
        </table:table-row>
        <table:table-row>
          <table:table-cell table:style-name="Table4.B2" office:value-type="string">
            <text:p text:style-name="P34">0.5 us</text:p>
          </table:table-cell>
          <table:table-cell table:style-name="Table4.I2" table:number-columns-spanned="8" office:value-type="string">
            <text:p text:style-name="P27">6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B2" office:value-type="string">
            <text:p text:style-name="P34">1.0 us</text:p>
          </table:table-cell>
          <table:table-cell table:style-name="Table4.B2" table:number-columns-spanned="3" office:value-type="string">
            <text:p text:style-name="P27">4x</text:p>
          </table:table-cell>
          <table:covered-table-cell/>
          <table:covered-table-cell/>
          <table:table-cell table:style-name="Table4.I2" table:number-columns-spanned="5" office:value-type="string">
            <text:p text:style-name="P27">6x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B2" office:value-type="string">
            <text:p text:style-name="P34">2.0 us</text:p>
          </table:table-cell>
          <table:table-cell table:style-name="Table4.B2" table:number-columns-spanned="3" office:value-type="string">
            <text:p text:style-name="P27">2x</text:p>
          </table:table-cell>
          <table:covered-table-cell/>
          <table:covered-table-cell/>
          <table:table-cell table:style-name="Table4.I2" table:number-columns-spanned="5" office:value-type="string">
            <text:p text:style-name="P27">4x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B2" office:value-type="string">
            <text:p text:style-name="P34">4.0 us</text:p>
          </table:table-cell>
          <table:table-cell table:style-name="Table4.B2" table:number-columns-spanned="3" office:value-type="string">
            <text:p text:style-name="P27">1x</text:p>
          </table:table-cell>
          <table:covered-table-cell/>
          <table:covered-table-cell/>
          <table:table-cell table:style-name="Table4.I2" table:number-columns-spanned="5" office:value-type="string">
            <text:p text:style-name="P27">2x</text:p>
          </table:table-cell>
          <table:covered-table-cell/>
          <table:covered-table-cell/>
          <table:covered-table-cell/>
          <table:covered-table-cell/>
        </table:table-row>
      </table:table>
      <text:p text:style-name="P36">Table <text:sequence text:ref-name="refTable1" text:name="Table" text:formula="ooow:Table+1" style:num-format="1">2</text:sequence>: Max Consecutive Strobes</text:p>
      <text:p text:style-name="P7"/>
      <table:table table:name="Table5" table:style-name="Table5">
        <table:table-column table:style-name="Table5.A"/>
        <table:table-column table:style-name="Table5.B" table:number-columns-repeated="7"/>
        <table:table-column table:style-name="Table5.I"/>
        <table:table-row>
          <table:table-cell table:style-name="Table5.A1" table:number-rows-spanned="2" office:value-type="string">
            <text:p text:style-name="P24"># <text:span text:style-name="T16">Consecutive</text:span> Strobes</text:p>
          </table:table-cell>
          <table:table-cell table:style-name="Table5.B1" table:number-columns-spanned="8" office:value-type="string">
            <text:p text:style-name="P35">Strobe R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33">250 us</text:p>
          </table:table-cell>
          <table:table-cell table:style-name="Table5.B2" office:value-type="string">
            <text:p text:style-name="P33">500 us</text:p>
          </table:table-cell>
          <table:table-cell table:style-name="Table5.B2" office:value-type="string">
            <text:p text:style-name="P33">750 us</text:p>
          </table:table-cell>
          <table:table-cell table:style-name="Table5.B2" office:value-type="string">
            <text:p text:style-name="P33">1,000 us</text:p>
          </table:table-cell>
          <table:table-cell table:style-name="Table5.B2" office:value-type="string">
            <text:p text:style-name="P33">1,250 us</text:p>
          </table:table-cell>
          <table:table-cell table:style-name="Table5.B2" office:value-type="string">
            <text:p text:style-name="P33">1,500 us</text:p>
          </table:table-cell>
          <table:table-cell table:style-name="Table5.B2" office:value-type="string">
            <text:p text:style-name="P33">1,750 us</text:p>
          </table:table-cell>
          <table:table-cell table:style-name="Table5.I2" office:value-type="string">
            <text:p text:style-name="P33">2,000 us</text:p>
          </table:table-cell>
        </table:table-row>
        <table:table-row>
          <table:table-cell table:style-name="Table5.B2" office:value-type="string">
            <text:p text:style-name="P23">2x</text:p>
          </table:table-cell>
          <table:table-cell table:style-name="Table5.B2" table:number-columns-spanned="3" office:value-type="string">
            <text:p text:style-name="P28">2.0 us</text:p>
          </table:table-cell>
          <table:covered-table-cell/>
          <table:covered-table-cell/>
          <table:table-cell table:style-name="Table5.I2" table:number-columns-spanned="5" office:value-type="string">
            <text:p text:style-name="P28">4.0 u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B2" office:value-type="string">
            <text:p text:style-name="P23">3x</text:p>
          </table:table-cell>
          <table:table-cell table:style-name="Table5.B2" table:number-rows-spanned="2" office:value-type="string">
            <text:p text:style-name="P28">1.0 us</text:p>
          </table:table-cell>
          <table:table-cell table:style-name="Table5.I2" table:number-rows-spanned="2" table:number-columns-spanned="7" office:value-type="string">
            <text:p text:style-name="P28">2.0 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B2" office:value-type="string">
            <text:p text:style-name="P23">4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B2" office:value-type="string">
            <text:p text:style-name="P23">5x</text:p>
          </table:table-cell>
          <table:table-cell table:style-name="Table5.B2" table:number-rows-spanned="2" office:value-type="string">
            <text:p text:style-name="P28">0.5 us</text:p>
          </table:table-cell>
          <table:table-cell table:style-name="Table5.I2" table:number-rows-spanned="2" table:number-columns-spanned="7" office:value-type="string">
            <text:p text:style-name="P28">1.0 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B2" office:value-type="string">
            <text:p text:style-name="P23">6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>Table <text:sequence text:ref-name="refTable2" text:name="Table" text:formula="ooow:Table+1" style:num-format="1">3</text:sequence>: Max Strobe Duration</text:p>
      <text:p text:style-name="P7"/>
      <table:table table:name="Table6" table:style-name="Table6">
        <table:table-column table:style-name="Table6.A"/>
        <table:table-column table:style-name="Table6.B" table:number-columns-repeated="4"/>
        <table:table-column table:style-name="Table6.F"/>
        <table:table-row>
          <table:table-cell table:style-name="Table6.A1" table:number-rows-spanned="2" office:value-type="string">
            <text:p text:style-name="P31">Strobe Duration</text:p>
          </table:table-cell>
          <table:table-cell table:style-name="Table6.B1" table:number-columns-spanned="5" office:value-type="string">
            <text:p text:style-name="P32"># Consecutive Strob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31">2x</text:p>
          </table:table-cell>
          <table:table-cell table:style-name="Table6.B2" office:value-type="string">
            <text:p text:style-name="P31">3x</text:p>
          </table:table-cell>
          <table:table-cell table:style-name="Table6.B2" office:value-type="string">
            <text:p text:style-name="P31">4x</text:p>
          </table:table-cell>
          <table:table-cell table:style-name="Table6.B2" office:value-type="string">
            <text:p text:style-name="P31">5x</text:p>
          </table:table-cell>
          <table:table-cell table:style-name="Table6.F2" office:value-type="string">
            <text:p text:style-name="P31">6x</text:p>
          </table:table-cell>
        </table:table-row>
        <table:table-row>
          <table:table-cell table:style-name="Table6.B2" office:value-type="string">
            <text:p text:style-name="P34">0.5 us</text:p>
          </table:table-cell>
          <table:table-cell table:style-name="Table6.F2" table:number-columns-spanned="5" office:value-type="string">
            <text:p text:style-name="P28">250 u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B2" office:value-type="string">
            <text:p text:style-name="P34">1.0 us</text:p>
          </table:table-cell>
          <table:table-cell table:style-name="Table6.B2" table:number-columns-spanned="3" office:value-type="string">
            <text:p text:style-name="P28">250 us</text:p>
          </table:table-cell>
          <table:covered-table-cell/>
          <table:covered-table-cell/>
          <table:table-cell table:style-name="Table6.F2" table:number-columns-spanned="2" office:value-type="string">
            <text:p text:style-name="P28">1,000 us</text:p>
          </table:table-cell>
          <table:covered-table-cell/>
        </table:table-row>
        <table:table-row>
          <table:table-cell table:style-name="Table6.B2" office:value-type="string">
            <text:p text:style-name="P34">2.0 us</text:p>
          </table:table-cell>
          <table:table-cell table:style-name="Table6.B2" table:number-columns-spanned="3" office:value-type="string">
            <text:p text:style-name="P28">1,000 us</text:p>
          </table:table-cell>
          <table:covered-table-cell/>
          <table:covered-table-cell/>
          <table:table-cell table:style-name="Table6.B2" office:value-type="string">
            <text:p text:style-name="P26">-</text:p>
          </table:table-cell>
          <table:table-cell table:style-name="Table6.F2" office:value-type="string">
            <text:p text:style-name="P26">-</text:p>
          </table:table-cell>
        </table:table-row>
        <table:table-row>
          <table:table-cell table:style-name="Table6.B2" office:value-type="string">
            <text:p text:style-name="P34">4.0 us</text:p>
          </table:table-cell>
          <table:table-cell table:style-name="Table6.B2" office:value-type="string">
            <text:p text:style-name="P28">1,000 us</text:p>
          </table:table-cell>
          <table:table-cell table:style-name="Table6.B2" office:value-type="string">
            <text:p text:style-name="P26">-</text:p>
          </table:table-cell>
          <table:table-cell table:style-name="Table6.B2" office:value-type="string">
            <text:p text:style-name="P26">-</text:p>
          </table:table-cell>
          <table:table-cell table:style-name="Table6.B2" office:value-type="string">
            <text:p text:style-name="P26">-</text:p>
          </table:table-cell>
          <table:table-cell table:style-name="Table6.F2" office:value-type="string">
            <text:p text:style-name="P26">-</text:p>
          </table:table-cell>
        </table:table-row>
      </table:table>
      <text:p text:style-name="P36">Table <text:sequence text:ref-name="refTable3" text:name="Table" text:formula="ooow:Table+1" style:num-format="1">4</text:sequence>: <text:span text:style-name="T16">Max Strobe Rate</text:span></text:p>
      <text:p text:style-name="P36"/>
      <text:p text:style-name="P40"/>
      <text:p text:style-name="P53"><draw:line text:anchor-type="as-char" draw:z-index="2" draw:name="Shape1" draw:style-name="gr1" draw:text-style-name="P86" svg:x2="6.0201in" svg:y2="0in"><text:p/></draw:line></text:p>
      <text:h text:style-name="Heading_20_1" text:outline-level="1"><text:bookmark-start text:name="__RefHeading___Toc875_1275007388"/>Arming <text:span text:style-name="T6">&amp; Triggering</text:span><text:bookmark-end text:name="__RefHeading___Toc875_1275007388"/></text:h>
      <text:h text:style-name="Heading_20_2" text:outline-level="2"><text:bookmark-start text:name="__RefHeading___Toc877_1275007388"/>Arming<text:bookmark-end text:name="__RefHeading___Toc877_1275007388"/></text:h>
      <text:p text:style-name="P8">The strobe will not fire unless it is in the <text:span text:style-name="T9">FULLY ARMED</text:span> state. <text:s/>In this state, the display is turned off and the strobe will wait until the strobe has fired or the unit has been turned off.</text:p>
      <text:p text:style-name="P9">In order to enter the<text:span text:style-name="T9"> FULLY ARMED</text:span> state, the strobe’s button must be held until the display shows <text:span text:style-name="T10">READY TO A</text:span><text:span text:style-name="T9">RM</text:span>. <text:s/>The strobe is not yet armed. <text:s/>A second long-hold of the button or a <text:span text:style-name="T7">long-hold of the</text:span> trigger signal will set the strobe in the <text:span text:style-name="T10">FULLY A</text:span><text:span text:style-name="T9">RMED</text:span> state. <text:s/>A short button press in the <text:span text:style-name="T10">READY TO A</text:span><text:span text:style-name="T9">RM</text:span> screen will return to the other settings screens.</text:p>
      <text:p text:style-name="P14">When the unit is in the <text:span text:style-name="T9">READY TO ARM</text:span> or <text:span text:style-name="T9">FULLY ARMED </text:span>states, the capacitor charger turns on and rapidly chargest the capacitor anodes. <text:s/>When a settings menu is displayed, the capacitor charger is turned off.</text:p>
      <text:h text:style-name="Heading_20_2" text:outline-level="2"><text:bookmark-start text:name="__RefHeading___Toc879_1275007388"/>Triggering<text:bookmark-end text:name="__RefHeading___Toc879_1275007388"/></text:h>
      <text:p text:style-name="P13"><text:span text:style-name="T8">Once the strobe has entered the </text:span><text:span text:style-name="T10">FULLY ARMED </text:span><text:span text:style-name="T8">state, it will execute a strobe immediately upon receiving a trigger signal. <text:s/>If an initial delay is set, the timer will begin immediately upon receiving a trigger signal. <text:s/>The only way to exit the </text:span><text:span text:style-name="T10">FULLY ARMED </text:span><text:span text:style-name="T8">state without firing the strobe is to turn it off. <text:s/></text:span></text:p>
      <text:p text:style-name="P64">The trigger port accepts a 3.5mm connector. <text:s/>The trigger behaves similar to a typical hotshoe-style camera flash: the 3.5mm plug base is grounded and the tip is held high by a an internal pullup resistor. <text:s/></text:p>
      <text:list xml:id="list1794595620" text:style-name="L3">
        <text:list-item>
          <text:p text:style-name="P70">When the state of the trigger changes while the settings menu is displayed, the unit will sound a high- or low- frequency chirp to indicate the change. <text:s/></text:p>
        </text:list-item>
        <text:list-item>
          <text:p text:style-name="P71">When the strobe is in the <text:span text:style-name="T9">READY TO ARM </text:span>state, holding the trigger will cause the unit to enter the<text:span text:style-name="T9"> FULLY ARMED</text:span> state.</text:p>
        </text:list-item>
        <text:list-item>
          <text:p text:style-name="P69"><text:span text:style-name="T15">Once in the </text:span><text:span text:style-name="T11">FULLY ARMED</text:span><text:span text:style-name="T1"> state, the unit will trigger on a change in trigger state (low to high or high to low).</text:span></text:p>
        </text:list-item>
      </text:list>
      <text:p text:style-name="P78">Note that the maximum triggering rate is approximately 1 trigger per second. <text:s/><text:span text:style-name="T14">This limitation is designed to prevent damage to the LED’s by frequent strobing.</text:span></text:p>
      <text:p text:style-name="P84">Also, note that the response time in Active-Low triggering is shorter than Active-High triggering. <text:s/>When possible, use a normally-open switch or change from Tri-State (INPUT) to Sinking (OUTPUT LOW) for fastest response time.</text:p>
      <text:p text:style-name="P78"><text:soft-page-break/></text:p>
      <text:p text:style-name="P54"><draw:line text:anchor-type="as-char" draw:z-index="3" draw:name="Shape1" draw:style-name="gr1" draw:text-style-name="P86" svg:x2="6.0201in" svg:y2="0in"><text:p/></draw:line></text:p>
      <text:h text:style-name="P48" text:outline-level="1"><text:bookmark-start text:name="__RefHeading___Toc881_1275007388"/>System Settings<text:bookmark-end text:name="__RefHeading___Toc881_1275007388"/></text:h>
      <text:h text:style-name="P42" text:outline-level="2"><text:bookmark-start text:name="__RefHeading___Toc883_1275007388"/>Settings <text:span text:style-name="T19">Menu</text:span><text:bookmark-end text:name="__RefHeading___Toc883_1275007388"/></text:h>
      <text:p text:style-name="P17">The system settings menu can be accessed by pressing and holding the encoder for five seconds when the strobe is turned on. <text:s/>Once in the system settings menu, turning the encoder will adjust the setting and pressing the encoder will cycle to the next setting adjustment. <text:s/>The settings will be saved by cycling through all settings and returning to the strobe menu screen.</text:p>
      <text:p text:style-name="P17">The following settings can be adjusted:</text:p>
      <text:list xml:id="list4119945966" text:style-name="L4">
        <text:list-item>
          <text:p text:style-name="P72">Encoder Reversal: reverses direction of encoder rotation</text:p>
        </text:list-item>
        <text:list-item>
          <text:p text:style-name="P72">Display Flip: rotates the display 180 degrees</text:p>
        </text:list-item>
        <text:list-item>
          <text:p text:style-name="P72">Sound: turns the sound on and off</text:p>
        </text:list-item>
        <text:list-item>
          <text:p text:style-name="P72">CalBattery2V, CalBattery6V, CalAnode: calibration factors for the battery and capacitor voltages. <text:s/>These calibration factors are usually set during the initial setup and are never adjusted afterward.</text:p>
        </text:list-item>
      </text:list>
      <text:h text:style-name="P43" text:outline-level="2"><text:bookmark-start text:name="__RefHeading___Toc885_1275007388"/>Status<text:bookmark-end text:name="__RefHeading___Toc885_1275007388"/></text:h>
      <text:p text:style-name="P19">The Serial Number and Firmware Version are displayed in the system settings menu.</text:p>
      <text:p text:style-name="P19">After cycling through all of the above system settings, pressing the encoder once more will display the total strobe count. <text:s/>Each strobe duration displays the actual number of strobes <text:s/>fired at that duration, so a 4x 1-microsecond strobe trigger will increment the 1-microsecond counter by 4. <text:s/>The TOTAL count only increments by one for each trigger, regardless of the number of strobes. <text:s/>The 4x 1-microsecond strobe trigger will increment the TOTAL count by 1.</text:p>
      <text:p text:style-name="P19"/>
      <text:p text:style-name="P55"/>
      <text:p text:style-name="P61"><draw:line text:anchor-type="as-char" draw:z-index="4" draw:name="Shape1" draw:style-name="gr1" draw:text-style-name="P86" svg:x2="6.0201in" svg:y2="0in"><text:p/></draw:line></text:p>
      <text:h text:style-name="Heading_20_1" text:outline-level="1"><text:bookmark-start text:name="__RefHeading___Toc887_1275007388"/>Specifications<text:bookmark-end text:name="__RefHeading___Toc887_1275007388"/></text:h>
      <text:p text:style-name="P10">Batteries: <text:tab/><text:tab/><text:tab/>4x AA (Alkaline OR Rechargable)</text:p>
      <text:p text:style-name="P10">Input Voltage: <text:tab/><text:tab/>2.5V – 6.0V</text:p>
      <text:p text:style-name="P14">Illumination Duration:<text:tab/>0.5 – 4.0 microseconds</text:p>
      <text:p text:style-name="P14">Illumination Rise/Fall:<text:tab/>200 nanoseconds</text:p>
      <text:p text:style-name="P15">Trigger Delay:<text:tab/><text:tab/><text:tab/>1 microsecond (active-low) / 5 microsecond (active-high)</text:p>
      <text:p text:style-name="P16">Size:<text:tab/><text:tab/><text:tab/><text:tab/><text:span text:style-name="T24">Appr. </text:span>180mm x 125mm x 45mm (W x H x D)</text:p>
      <text:p text:style-name="P16">Mass:<text:tab/><text:tab/><text:tab/><text:tab/><text:span text:style-name="T24">Appr. </text:span>650 grams</text:p>
      <text:p text:style-name="P17">Expected Life:<text:tab/><text:tab/>100,000 strobes</text:p>
      <text:p text:style-name="P17"/>
      <text:p text:style-name="P56"><draw:line text:anchor-type="as-char" draw:z-index="5" draw:name="Shape1" draw:style-name="gr1" draw:text-style-name="P86" svg:x2="6.0201in" svg:y2="0in"><text:p/></draw:line></text:p>
      <text:h text:style-name="P48" text:outline-level="1"><text:bookmark-start text:name="__RefHeading___Toc889_1275007388"/>License<text:bookmark-end text:name="__RefHeading___Toc889_1275007388"/></text:h>
      <text:p text:style-name="P18"><text:span text:style-name="T18">This manual and all other documentation of the E2-A are licensed under the </text:span><text:a xlink:type="simple" xlink:href="https://creativecommons.org/licenses/by/4.0/" text:style-name="Internet_20_link" text:visited-style-name="Visited_20_Internet_20_Link">Creative Commons Attribution 4.0 International License</text:a>.</text:p>
      <text:p text:style-name="P18"><text:span text:style-name="T18">The firmware for the E2-A strobe </text:span>is licensed under a <text:a xlink:type="simple" xlink:href="https://www.gnu.org/licenses/gpl-3.0.txt" text:style-name="Internet_20_link" text:visited-style-name="Visited_20_Internet_20_Link">GNU GPL v3 License</text:a>.</text:p>
      <text:p text:style-name="P18"/>
      <text:p text:style-name="P58"><draw:line text:anchor-type="as-char" draw:z-index="6" draw:name="Shape1" draw:style-name="gr1" draw:text-style-name="P86" svg:x2="6.0201in" svg:y2="0in"><text:p/></draw:line></text:p>
      <text:h text:style-name="Heading_20_1" text:outline-level="1"><text:bookmark-start text:name="__RefHeading___Toc891_1275007388"/>Changelog<text:bookmark-end text:name="__RefHeading___Toc891_1275007388"/></text:h>
      <text:p text:style-name="P5">2020-0<text:span text:style-name="T24">6</text:span>-<text:span text:style-name="T24">12</text:span><text:tab/>VTG<text:tab/>Initial Commit, <text:span text:style-name="T17">Firmware v1.0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text-align="center" style:justify-single-word="false" fo:background-color="transparent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officeooo:rsid="0022e8d4" officeooo:paragraph-rsid="0022e8d4"/>
    </style:style>
    <style:style style:name="MP2" style:family="paragraph" style:parent-style-name="Footer">
      <style:paragraph-properties fo:text-align="end" style:justify-single-word="false"/>
      <style:text-properties fo:color="#b2b2b2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E2A User Manual.odt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09:27:24.747000000</meta:creation-date>
    <dc:date>2020-06-12T21:27:45.432000000</dc:date>
    <meta:editing-duration>P1DT18H30M29S</meta:editing-duration>
    <meta:editing-cycles>39</meta:editing-cycles>
    <meta:generator>LibreOffice/6.2.4.2$Windows_X86_64 LibreOffice_project/2412653d852ce75f65fbfa83fb7e7b669a126d64</meta:generator>
    <meta:document-statistic meta:table-count="4" meta:image-count="0" meta:object-count="0" meta:page-count="8" meta:paragraph-count="196" meta:word-count="1863" meta:character-count="10921" meta:non-whitespace-character-count="9186"/>
  </office:meta>
</office:document-meta>
</file>